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indingAwareConcurrentModel.removeBindingResultIfNecessary( String key , @ Nullable Object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indingAwareConcurrentModel.put( String key , @ Nullable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